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mo" officeooo:rsid="0021fbb4" officeooo:paragraph-rsid="0021fbb4"/>
    </style:style>
    <style:style style:name="P2" style:family="paragraph" style:parent-style-name="Standard">
      <style:paragraph-properties fo:text-align="justify" style:justify-single-word="false"/>
      <style:text-properties style:font-name="Arimo" fo:font-size="12pt" fo:font-style="normal" fo:font-weight="normal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mo" fo:font-size="12pt" officeooo:rsid="0027418d" officeooo:paragraph-rsid="0027418d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mo" fo:font-size="12pt" officeooo:rsid="002968b8" officeooo:paragraph-rsid="002968b8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mo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mo" officeooo:rsid="002a855f" officeooo:paragraph-rsid="002a855f"/>
    </style:style>
    <style:style style:name="P7" style:family="paragraph" style:parent-style-name="Standard">
      <style:paragraph-properties fo:text-align="justify" style:justify-single-word="false"/>
      <style:text-properties style:font-name="Arimo" fo:font-weight="bold" officeooo:rsid="002a855f" officeooo:paragraph-rsid="002a855f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mo" style:text-underline-style="solid" style:text-underline-width="auto" style:text-underline-color="font-color" fo:font-weight="bold" officeooo:rsid="002d3f17" officeooo:paragraph-rsid="002d3f17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mo" style:text-underline-style="solid" style:text-underline-width="auto" style:text-underline-color="font-color" fo:font-weight="bold" officeooo:rsid="00310ec1" officeooo:paragraph-rsid="00310ec1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mo" style:text-underline-style="solid" style:text-underline-width="auto" style:text-underline-color="font-color" fo:font-weight="bold" officeooo:rsid="0031eda8" officeooo:paragraph-rsid="0031eda8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mo" style:text-underline-style="solid" style:text-underline-width="auto" style:text-underline-color="font-color" fo:font-weight="bold" officeooo:rsid="0031eda8" officeooo:paragraph-rsid="0033d0e2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mo" style:text-underline-style="none" fo:font-weight="normal" officeooo:rsid="002e113f" officeooo:paragraph-rsid="002e113f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mo" style:text-underline-style="none" fo:font-weight="normal" officeooo:rsid="00310ec1" officeooo:paragraph-rsid="00310ec1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mo" style:text-underline-style="none" fo:font-weight="normal" officeooo:rsid="0031eda8" officeooo:paragraph-rsid="00310ec1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mo" style:text-underline-style="none" fo:font-weight="normal" officeooo:rsid="00325120" officeooo:paragraph-rsid="00325120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mo" style:text-underline-style="none" fo:font-weight="normal" officeooo:rsid="0033d0e2" officeooo:paragraph-rsid="0033d0e2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mo" style:text-underline-style="none" fo:font-weight="normal" officeooo:rsid="0035714c" officeooo:paragraph-rsid="0035714c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mo" style:text-underline-style="none" fo:font-weight="normal" officeooo:rsid="0035714c" officeooo:paragraph-rsid="003761ae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mo" style:text-underline-style="none" fo:font-weight="normal" officeooo:rsid="0038cc30" officeooo:paragraph-rsid="0038cc30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mo" style:text-underline-style="none" fo:font-weight="normal" officeooo:rsid="003a5c44" officeooo:paragraph-rsid="003a5c44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mo" style:text-underline-style="none" fo:font-weight="normal" officeooo:rsid="003b4715" officeooo:paragraph-rsid="003b4715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mo" style:text-underline-style="none" fo:font-weight="normal" officeooo:rsid="003e13dd" officeooo:paragraph-rsid="003e13dd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mo" officeooo:rsid="001b8035" officeooo:paragraph-rsid="001b8035"/>
    </style:style>
    <style:style style:name="P24" style:family="paragraph" style:parent-style-name="Standard">
      <style:paragraph-properties fo:text-align="justify" style:justify-single-word="false"/>
      <style:text-properties style:font-name="Arimo" officeooo:rsid="001d65ee" officeooo:paragraph-rsid="001d65ee"/>
    </style:style>
    <style:style style:name="P25" style:family="paragraph" style:parent-style-name="Standard">
      <style:paragraph-properties fo:text-align="justify" style:justify-single-word="false"/>
      <style:text-properties style:font-name="Arimo" officeooo:rsid="001daebd" officeooo:paragraph-rsid="001daebd"/>
    </style:style>
    <style:style style:name="P26" style:family="paragraph" style:parent-style-name="Standard">
      <style:paragraph-properties fo:text-align="justify" style:justify-single-word="false"/>
      <style:text-properties style:font-name="Arimo" officeooo:rsid="001f53ff" officeooo:paragraph-rsid="001f53ff"/>
    </style:style>
    <style:style style:name="P27" style:family="paragraph" style:parent-style-name="Standard">
      <style:paragraph-properties fo:text-align="justify" style:justify-single-word="false"/>
      <style:text-properties style:font-name="Arimo" officeooo:rsid="001fde43" officeooo:paragraph-rsid="001fde43"/>
    </style:style>
    <style:style style:name="P28" style:family="paragraph" style:parent-style-name="Standard">
      <style:paragraph-properties fo:text-align="justify" style:justify-single-word="false"/>
      <style:text-properties style:font-name="Arimo" officeooo:rsid="0024f2b0" officeooo:paragraph-rsid="0024f2b0"/>
    </style:style>
    <style:style style:name="P29" style:family="paragraph" style:parent-style-name="Standard">
      <style:paragraph-properties fo:text-align="justify" style:justify-single-word="false"/>
      <style:text-properties style:font-name="Arimo" officeooo:rsid="0020dee8" officeooo:paragraph-rsid="0020dee8"/>
    </style:style>
    <style:style style:name="P30" style:family="paragraph" style:parent-style-name="Standard">
      <style:paragraph-properties fo:text-align="justify" style:justify-single-word="false"/>
      <style:text-properties style:font-name="Arimo" officeooo:rsid="0020dee8" officeooo:paragraph-rsid="0021fbb4"/>
    </style:style>
    <style:style style:name="P31" style:family="paragraph" style:parent-style-name="Standard">
      <style:paragraph-properties fo:text-align="justify" style:justify-single-word="false"/>
      <style:text-properties style:font-name="Arimo" officeooo:rsid="00227a91" officeooo:paragraph-rsid="00227a91"/>
    </style:style>
    <style:style style:name="P32" style:family="paragraph" style:parent-style-name="Standard">
      <style:paragraph-properties fo:text-align="justify" style:justify-single-word="false"/>
      <style:text-properties style:font-name="Arimo" officeooo:rsid="00250e04" officeooo:paragraph-rsid="00250e04"/>
    </style:style>
    <style:style style:name="P33" style:family="paragraph" style:parent-style-name="Standard">
      <style:paragraph-properties fo:text-align="justify" style:justify-single-word="false"/>
      <style:text-properties style:font-name="Arimo" officeooo:rsid="002968b8" officeooo:paragraph-rsid="002968b8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mo" fo:font-size="11pt" fo:font-style="normal" style:text-underline-style="none" fo:font-weight="normal" officeooo:rsid="002681f7" officeooo:paragraph-rsid="0027418d" style:text-blinking="false" fo:background-color="transparent"/>
    </style:style>
    <style:style style:name="P35" style:family="paragraph" style:parent-style-name="Standard">
      <style:paragraph-properties fo:text-align="justify" style:justify-single-word="false"/>
      <style:text-properties officeooo:rsid="0021fbb4" officeooo:paragraph-rsid="0021fbb4"/>
    </style:style>
    <style:style style:name="P36" style:family="paragraph" style:parent-style-name="Standard">
      <style:paragraph-properties fo:text-align="justify" style:justify-single-word="false"/>
      <style:text-properties officeooo:rsid="00250e04" officeooo:paragraph-rsid="0027418d"/>
    </style:style>
    <style:style style:name="P3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mo" fo:font-size="12pt" fo:font-style="normal" style:text-underline-style="none" fo:font-weight="normal" officeooo:rsid="0035714c" style:text-blinking="false" fo:background-color="transparent" style:font-size-asian="12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justify" style:justify-single-word="false"/>
      <style:text-properties officeooo:paragraph-rsid="0021fbb4"/>
    </style:style>
    <style:style style:name="P39" style:family="paragraph" style:parent-style-name="Standard" style:list-style-name="L1">
      <style:paragraph-properties fo:text-align="justify" style:justify-single-word="false"/>
      <style:text-properties style:font-name="Arimo" officeooo:rsid="0021fbb4" officeooo:paragraph-rsid="0021fbb4"/>
    </style:style>
    <style:style style:name="P40" style:family="paragraph" style:parent-style-name="Standard" style:list-style-name="L2">
      <style:paragraph-properties fo:text-align="justify" style:justify-single-word="false"/>
      <style:text-properties style:font-name="Arimo" fo:font-size="12pt" style:font-size-asian="12pt" style:font-size-complex="12pt"/>
    </style:style>
    <style:style style:name="P41" style:family="paragraph" style:parent-style-name="Standard" style:list-style-name="L3">
      <style:paragraph-properties fo:text-align="justify" style:justify-single-word="false"/>
      <style:text-properties style:font-name="Arimo" fo:font-size="12pt" style:font-size-asian="12pt" style:font-size-complex="12pt"/>
    </style:style>
    <style:style style:name="P42" style:family="paragraph" style:parent-style-name="Standard" style:list-style-name="L3">
      <style:paragraph-properties fo:text-align="justify" style:justify-single-word="false"/>
      <style:text-properties style:font-name="Arimo" fo:font-size="12pt" officeooo:rsid="0027418d" officeooo:paragraph-rsid="0027418d" style:font-size-asian="12pt" style:font-size-complex="12pt"/>
    </style:style>
    <style:style style:name="P43" style:family="paragraph" style:parent-style-name="Standard" style:list-style-name="L4">
      <style:paragraph-properties fo:text-align="justify" style:justify-single-word="false"/>
      <style:text-properties style:font-name="Arimo" style:text-underline-style="none" fo:font-weight="normal" officeooo:rsid="002d3f17" officeooo:paragraph-rsid="002d3f17" style:font-weight-asian="normal" style:font-weight-complex="normal"/>
    </style:style>
    <style:style style:name="P44" style:family="paragraph" style:parent-style-name="Standard" style:list-style-name="L4">
      <style:paragraph-properties fo:text-align="justify" style:justify-single-word="false"/>
      <style:text-properties style:font-name="Arimo" style:text-underline-style="none" fo:font-weight="normal" officeooo:rsid="002df8d0" officeooo:paragraph-rsid="002df8d0" style:font-weight-asian="normal" style:font-weight-complex="normal"/>
    </style:style>
    <style:style style:name="P45" style:family="paragraph" style:parent-style-name="Standard" style:list-style-name="L4">
      <style:paragraph-properties fo:text-align="justify" style:justify-single-word="false"/>
      <style:text-properties style:font-name="Arimo" style:text-underline-style="none" fo:font-weight="normal" officeooo:rsid="002e113f" officeooo:paragraph-rsid="002e113f" style:font-weight-asian="normal" style:font-weight-complex="normal"/>
    </style:style>
    <style:style style:name="P46" style:family="paragraph" style:parent-style-name="Standard" style:list-style-name="L5">
      <style:paragraph-properties fo:text-align="justify" style:justify-single-word="false"/>
      <style:text-properties style:font-name="Arimo" style:text-underline-style="none" fo:font-weight="normal" officeooo:rsid="0035714c" officeooo:paragraph-rsid="0035714c" style:font-weight-asian="normal" style:font-weight-complex="normal"/>
    </style:style>
    <style:style style:name="P47" style:family="paragraph" style:parent-style-name="Standard" style:list-style-name="L6">
      <style:paragraph-properties fo:text-align="justify" style:justify-single-word="false"/>
      <style:text-properties style:font-name="Arimo" style:text-underline-style="none" fo:font-weight="normal" officeooo:rsid="0035714c" officeooo:paragraph-rsid="0035714c" style:font-weight-asian="normal" style:font-weight-complex="normal"/>
    </style:style>
    <style:style style:name="P48" style:family="paragraph" style:parent-style-name="Standard" style:list-style-name="L7">
      <style:paragraph-properties fo:text-align="justify" style:justify-single-word="false"/>
      <style:text-properties style:font-name="Arimo" style:text-underline-style="none" fo:font-weight="normal" officeooo:rsid="003761ae" officeooo:paragraph-rsid="003761ae" style:font-weight-asian="normal" style:font-weight-complex="normal"/>
    </style:style>
    <style:style style:name="P49" style:family="paragraph" style:parent-style-name="Standard" style:list-style-name="L9">
      <style:paragraph-properties fo:text-align="justify" style:justify-single-word="false"/>
      <style:text-properties style:font-name="Arimo" style:text-underline-style="none" fo:font-weight="normal" officeooo:rsid="003a5c44" officeooo:paragraph-rsid="003a5c44" style:font-weight-asian="normal" style:font-weight-complex="normal"/>
    </style:style>
    <style:style style:name="P50" style:family="paragraph" style:parent-style-name="Standard" style:list-style-name="L9">
      <style:paragraph-properties fo:text-align="justify" style:justify-single-word="false"/>
      <style:text-properties style:font-name="Arimo" style:text-underline-style="none" fo:font-weight="normal" officeooo:rsid="003b4715" officeooo:paragraph-rsid="003b4715" style:font-weight-asian="normal" style:font-weight-complex="normal"/>
    </style:style>
    <style:style style:name="P51" style:family="paragraph" style:parent-style-name="Standard" style:list-style-name="L10">
      <style:paragraph-properties fo:text-align="justify" style:justify-single-word="false"/>
      <style:text-properties style:font-name="Arimo" style:text-underline-style="none" fo:font-weight="normal" officeooo:rsid="003e13dd" officeooo:paragraph-rsid="003e13dd" style:font-weight-asian="normal" style:font-weight-complex="normal"/>
    </style:style>
    <style:style style:name="P52" style:family="paragraph" style:parent-style-name="Standard" style:list-style-name="L10">
      <style:paragraph-properties fo:text-align="justify" style:justify-single-word="false"/>
      <style:text-properties style:font-name="Arimo" style:text-underline-style="none" fo:font-weight="normal" officeooo:rsid="003f9dbe" officeooo:paragraph-rsid="003f9dbe" style:font-weight-asian="normal" style:font-weight-complex="normal"/>
    </style:style>
    <style:style style:name="P53" style:family="paragraph" style:parent-style-name="Standard" style:list-style-name="L10">
      <style:paragraph-properties fo:text-align="justify" style:justify-single-word="false"/>
      <style:text-properties style:font-name="Arimo" style:text-underline-style="none" fo:font-weight="normal" officeooo:rsid="00402399" officeooo:paragraph-rsid="00402399" style:font-weight-asian="normal" style:font-weight-complex="normal"/>
    </style:style>
    <style:style style:name="P54" style:family="paragraph" style:parent-style-name="Standard" style:list-style-name="L10">
      <style:paragraph-properties fo:text-align="justify" style:justify-single-word="false"/>
      <style:text-properties style:font-name="Arimo" style:text-underline-style="none" fo:font-weight="normal" officeooo:rsid="0041d497" officeooo:paragraph-rsid="0041d497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Arimo" style:text-underline-style="none" fo:font-weight="normal" officeooo:rsid="0041d497" officeooo:paragraph-rsid="0041d497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Arimo" style:text-underline-style="none" fo:font-weight="normal" officeooo:rsid="00439381" officeooo:paragraph-rsid="00439381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Arimo"/>
    </style:style>
    <style:style style:name="P58" style:family="paragraph" style:parent-style-name="Standard">
      <style:paragraph-properties fo:text-align="justify" style:justify-single-word="false"/>
      <style:text-properties style:font-name="Arimo" officeooo:paragraph-rsid="00439381"/>
    </style:style>
    <style:style style:name="P59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mo" fo:font-size="12pt" fo:font-style="normal" style:text-underline-style="none" fo:font-weight="normal" officeooo:rsid="0035714c" style:text-blinking="false" fo:background-color="transparent" style:font-size-asian="12pt" style:font-weight-asian="normal" style:font-size-complex="12pt" style:font-weight-complex="normal"/>
    </style:style>
    <style:style style:name="T1" style:family="text">
      <style:text-properties style:font-name="Arimo"/>
    </style:style>
    <style:style style:name="T2" style:family="text">
      <style:text-properties style:font-name="Arimo" officeooo:rsid="0020dee8"/>
    </style:style>
    <style:style style:name="T3" style:family="text">
      <style:text-properties style:font-name="Arimo" officeooo:rsid="0021fbb4"/>
    </style:style>
    <style:style style:name="T4" style:family="text">
      <style:text-properties style:font-name="Arimo" officeooo:rsid="002205f2"/>
    </style:style>
    <style:style style:name="T5" style:family="text">
      <style:text-properties style:font-name="Arimo" officeooo:rsid="00227a91"/>
    </style:style>
    <style:style style:name="T6" style:family="text">
      <style:text-properties style:font-name="Arimo" officeooo:rsid="002681f7"/>
    </style:style>
    <style:style style:name="T7" style:family="text">
      <style:text-properties officeooo:rsid="0027418d"/>
    </style:style>
    <style:style style:name="T8" style:family="text">
      <style:text-properties officeooo:rsid="002986a5"/>
    </style:style>
    <style:style style:name="T9" style:family="text">
      <style:text-properties officeooo:rsid="002a855f"/>
    </style:style>
    <style:style style:name="T10" style:family="text">
      <style:text-properties officeooo:rsid="002d3f17"/>
    </style:style>
    <style:style style:name="T11" style:family="text">
      <style:text-properties officeooo:rsid="002e113f"/>
    </style:style>
    <style:style style:name="T12" style:family="text">
      <style:text-properties officeooo:rsid="0033d0e2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officeooo:rsid="003a5c44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officeooo:rsid="0041d497"/>
    </style:style>
    <style:style style:name="T17" style:family="text">
      <style:text-properties officeooo:rsid="00427313"/>
    </style:style>
    <style:style style:name="T18" style:family="text">
      <style:text-properties officeooo:rsid="004393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P58"><text:span text:style-name="T18">TEMA 1</text:span></text:p>
      <text:p text:style-name="P58"/>
      <text:p text:style-name="P58"><text:s text:c="2"/></text:p>
      <text:p text:style-name="P23">Informática: </text:p>
      <text:p text:style-name="P23"><text:tab/>Infor → Información</text:p>
      <text:p text:style-name="P23"><text:tab/>Mática → Automática</text:p>
      <text:p text:style-name="P23"/>
      <text:p text:style-name="P24">Ciencia que estudia el tratamiento automático de la información. Este tratamiento <text:s/>sigue un proceso que se llama Tratamiento Informático.</text:p>
      <text:p text:style-name="P24"/>
      <text:p text:style-name="P25">Entrada – Proceso – Salida</text:p>
      <text:p text:style-name="P25"/>
      <text:p text:style-name="P26">Entrada: Información que quiero modificar</text:p>
      <text:p text:style-name="P26"/>
      <text:p text:style-name="P26">Proceso: Transformación que se le aplica a la información de la entrada</text:p>
      <text:p text:style-name="P26"/>
      <text:p text:style-name="P26">Salida: Es la información modificada</text:p>
      <text:p text:style-name="P26"/>
      <text:p text:style-name="P27">Ejemplo: 3→ Proceso → 6</text:p>
      <text:p text:style-name="P27"><text:tab/> <text:s text:c="4"/>4 → Proceso → 8</text:p>
      <text:p text:style-name="P27"/>
      <text:p text:style-name="P27"><text:tab/>Pepe → Proceso → 4</text:p>
      <text:p text:style-name="P27"><text:tab/>Ana → Proceso → 3</text:p>
      <text:p text:style-name="P27"/>
      <text:p text:style-name="P27"><text:tab/>Pepe → Proceso → 2</text:p>
      <text:p text:style-name="P27"><text:tab/>Ana → Proceso → 2</text:p>
      <text:p text:style-name="P27"/>
      <text:p text:style-name="P28">1.1</text:p>
      <text:p text:style-name="P27"/>
      <text:p text:style-name="P29">El proceso de la información se realiza con distintas operaciones. Estas operaciones se agrupan por tipos según la función que realizan:</text:p>
      <text:p text:style-name="P29"/>
      <text:p text:style-name="P29">- Operaciones aritméticas: +, -, *, /, raíz cuadrada, potencia, derivadas, integrales, resto división entera</text:p>
      <text:p text:style-name="P29"/>
      <text:p text:style-name="P29">- Operaciones relacionales: &gt;, &gt;=, &lt;, &lt;=, !=, =</text:p>
      <text:p text:style-name="P29"/>
      <text:p text:style-name="P30">- Control de flujo:</text:p>
      <text:p text:style-name="P30"/>
      <text:list xml:id="list2232619431" text:style-name="L1">
        <text:list-item>
          <text:p text:style-name="P38"><text:span text:style-name="T2">C</text:span><text:span text:style-name="T3">ondicionales</text:span></text:p>
        </text:list-item>
        <text:list-item>
          <text:p text:style-name="P39">Bucles</text:p>
        </text:list-item>
      </text:list>
      <text:p text:style-name="P1"/>
      <text:p text:style-name="P1">- Primitivas de E/S (Entrada / Salida)</text:p>
      <text:p text:style-name="P1">(Teclado / Pantalla) .</text:p>
      <text:p text:style-name="P35"><text:span text:style-name="T4"><text:tab/>LEER/ESC</text:span><text:span text:style-name="T5">RIBIR</text:span></text:p>
      <text:p text:style-name="P31">Según sea la combinación de operaciones en el proceso, el proceso informático será de menor o mayor complejidad.</text:p>
      <text:p text:style-name="P31"/>
      <text:p text:style-name="P31"/>
      <text:p text:style-name="P28">1.2 Lenguajes de programación</text:p>
      <text:p text:style-name="P28"/>
      <text:p text:style-name="P32"><text:soft-page-break/>Especifican el conjunto de operaciones que es posible realizar sobre un dispositivo informático.</text:p>
      <text:p text:style-name="P32"/>
      <text:p text:style-name="P32">1.2.1 Lenguaje máquina.</text:p>
      <text:p text:style-name="P32"/>
      <text:p text:style-name="P32"><text:tab/>- Esta formado por 0 y 1 y determinan las operaciones posibles que se pueden <text:tab/>realizar sobre un microprocesador completo</text:p>
      <text:p text:style-name="P32"/>
      <text:p text:style-name="P32"><text:tab/>- <text:s/>Cada procesador contiene sus propias instrucciones. Los programas que se <text:tab/>escriben en lenguaje máquina para un procesador concreto sólo son válidos para <text:tab/>ese entorno . Si queremos utilizar el mismo programa en otro microprocesador, hay <text:tab/>que adaptar las instrucciones del programa al conjunto de instrucciones del nuevo <text:tab/>procesador.</text:p>
      <text:p text:style-name="P32"/>
      <text:p text:style-name="P36"><text:span text:style-name="T1"><text:tab/>-</text:span><text:span text:style-name="T6">Los programas escritos para un microprocesador no pueden utilizarse de manera <text:tab/>directa en otro entorno. Por eso se dice que el lenguaje máquina es un lenguaje no <text:tab/>portable.</text:span></text:p>
      <text:p text:style-name="P34"/>
      <text:p text:style-name="P5"><text:bookmark text:name="docs-internal-guid-793b7267-29ca-d622-a4c0-6c9cff315c53"/>1.2.2 Lenguaje ensamblador</text:p>
      <text:p text:style-name="P2">SE PASA DE UTILIZAR 0 Y 1 de lenguaje máquina a caracteres alfabéticos parecidos al lenguaje natural llamados nemónimos. Se caracteriza por: </text:p>
      <text:list xml:id="list2266173546" text:style-name="L2">
        <text:list-item>
          <text:p text:style-name="P40">Los programas en ensamblador son igual de largos que el lenguaje máquina</text:p>
        </text:list-item>
        <text:list-item>
          <text:p text:style-name="P40">Son fácilmente revisables, comparado con un lenguaje máquina</text:p>
        </text:list-item>
        <text:list-item>
          <text:p text:style-name="P40">El lenguaje es propio de cada máquina y no son portables.</text:p>
        </text:list-item>
      </text:list>
      <text:p text:style-name="P5"/>
      <text:p text:style-name="P5">EJ: Programa para sumar dos números</text:p>
      <text:p text:style-name="P5"/>
      <text:p text:style-name="P5">Leng. Máquina lenguaje Ensamblador</text:p>
      <text:p text:style-name="P5"/>
      <text:p text:style-name="P5">10010 READ</text:p>
      <text:p text:style-name="P5">10010 READ<text:span text:style-name="T9">++</text:span></text:p>
      <text:p text:style-name="P5">11101 ADD</text:p>
      <text:p text:style-name="P5">101110 N WRITE</text:p>
      <text:p text:style-name="P5"/>
      <text:p text:style-name="P5">(Leer N1, Leer N2, Sumar, Escribir resul<text:span text:style-name="T7">tado</text:span>)</text:p>
      <text:p text:style-name="P5"/>
      <text:p text:style-name="P5">MOVE, JMP, JMPZ, <text:s/>ADD, SUB</text:p>
      <text:p text:style-name="P5"/>
      <text:p text:style-name="P5">1.2.3 Lenguajes de alto nivel</text:p>
      <text:p text:style-name="P5"/>
      <text:p text:style-name="P5">Son independientes de la arquitectura del microprocesador en el que se ejecutan. Son lenguajes portables y compatibles en diferentes entornos de utilización. Se caracteriza por:</text:p>
      <text:list xml:id="list3212522732" text:style-name="L3">
        <text:list-item>
          <text:p text:style-name="P41">Son programas más cortos que el lenguaje ensamblador.</text:p>
        </text:list-item>
        <text:list-item>
          <text:p text:style-name="P41">Al separarse del lenguaje máquina, se necesita una herramienta externa que se encargue de realizar la traducción al lenguaje máquina. Este tipo de herramientas se denomina traductores.</text:p>
        </text:list-item>
        <text:list-item>
          <text:p text:style-name="P42">Los programas escritos en lenguajes de alto nivel son PORTABLES</text:p>
        </text:list-item>
      </text:list>
      <text:p text:style-name="P3"/>
      <text:p text:style-name="P4">1.3 Fases de elaboración de un programa</text:p>
      <text:p text:style-name="P32"><text:tab/></text:p>
      <text:p text:style-name="P33"><text:tab/>Análisis → Diseño → Codificación → Explotación → Mantenimiento</text:p>
      <text:p text:style-name="P33"><text:soft-page-break/></text:p>
      <text:p text:style-name="P33">1.3.1 Análisis:</text:p>
      <text:p text:style-name="P33"><text:tab/>Se realiza la toma de datos del problema. Si el sistema se realiza sobre las necesidades de un cliente, <text:span text:style-name="T8">será necesaria la toma de datos con los usuarios implicados para poder especificar los procesos, requerimientos, etc.</text:span></text:p>
      <text:p text:style-name="P33"/>
      <text:p text:style-name="P7">SALIDA: Especificación de requerimientos que debe hacer el programa.</text:p>
      <text:p text:style-name="P7"/>
      <text:p text:style-name="P6">1.3.2 Diseño</text:p>
      <text:p text:style-name="P6"/>
      <text:p text:style-name="P6">Se diseña el sistema con una codificación lógica que resuelva de manera concreta los requerimientos detectados en la fase de análisis. En esta fase se generan var<text:span text:style-name="T10">i</text:span>os diagramas que resuelven los criterios desde diferentes puntos de vista.</text:p>
      <text:p text:style-name="P6"/>
      <text:p text:style-name="P8">SALIDA DIAGRAMAS CON SOLUCIÓN DE LOS REQUERIMIENTOS</text:p>
      <text:p text:style-name="P8"><text:s/><text:span text:style-name="T11">(CÓMO)</text:span></text:p>
      <text:p text:style-name="P8"/>
      <text:list xml:id="list1497864876" text:style-name="L4">
        <text:list-item>
          <text:p text:style-name="P43">Diagrama Entidad-Relación: Solución desde el punto de vista de los datos.</text:p>
        </text:list-item>
        <text:list-item>
          <text:p text:style-name="P43">Diagrama de flujo de datos: Solución desde el punto de vista de los procesos y los datos.</text:p>
        </text:list-item>
        <text:list-item>
          <text:p text:style-name="P44">Diagramas de despliegue: Solución desde el punto de vista de infraestructura.</text:p>
        </text:list-item>
        <text:list-item>
          <text:p text:style-name="P44">Diagramas de acción: Solución desde el punto de vista de las instrucciones.</text:p>
        </text:list-item>
        <text:list-item>
          <text:p text:style-name="P45">UML: Metodología que define diferentes diagramas de manera unificada.</text:p>
        </text:list-item>
      </text:list>
      <text:p text:style-name="P12"/>
      <text:p text:style-name="P12">1.3.3 Codificación:</text:p>
      <text:p text:style-name="P12"/>
      <text:p text:style-name="P12">Traducción al lenguaje de programación de los diseños generados en la fase de diseño. También se incluyen pruebas unitarias y de integración con el sistema.</text:p>
      <text:p text:style-name="P12"/>
      <text:p text:style-name="P12"/>
      <text:p text:style-name="P9">SALIDA: PROGRAMAS <text:s/>ESCRITOS EN UN LENGUAJE DE PROGRAMACIÓN QUE RESUELVEN LOS DIAGRAMAS PLANTEADOS EN EL DISEÑOS</text:p>
      <text:p text:style-name="P9"/>
      <text:p text:style-name="P13">1.3.4 EXPLOTACIÓN</text:p>
      <text:p text:style-name="P13"/>
      <text:p text:style-name="P13">Implantación del sistema sobre el entorno de ejecución real. Adaptando los programas a pruebas reales, masivas y de stress que comprueban el perfecto funcionamiento de los componentes en un entorno de explotación definitiva.</text:p>
      <text:p text:style-name="P14"/>
      <text:p text:style-name="P10">SALIDA: PROGRAMAS ESCRITOS EN UN LENGUAJE DE PROGRAMACIÓN QUE SE ENCUENTRAN EJECUTÁNDOSE EN UN ENTORNO REAL</text:p>
      <text:p text:style-name="P10"/>
      <text:p text:style-name="P15">1.3.5 Mantenimiento</text:p>
      <text:p text:style-name="P15"/>
      <text:p text:style-name="P15">En esta fase se realizan correcciones y modificaciones a la aplicación para alargar la vida útil del sistema. Las modificaciones pueden incluir: mejoras, correcciones de errores, adaptaciones y mantenimiento operativo de la aplicación.</text:p>
      <text:p text:style-name="P15"/>
      <text:p text:style-name="P11"><text:span text:style-name="T12">S</text:span>ALIDA: <text:span text:style-name="T12">PROGRAMA OPERATIVO EN ENTORNO REAL CON MEJORAS Y ADAPTACIONES NECESARIAS PARA ALARGAR LA VIDA ÚTIL DEL MISMO.</text:span></text:p>
      <text:p text:style-name="P11"/>
      <text:p text:style-name="P16">1.4 Traductores</text:p>
      <text:p text:style-name="P16"><text:soft-page-break/></text:p>
      <text:p text:style-name="P17">Los traductores realizan la función de convertir las instrucciones en un lenguaje inicial a un lenguaje ensamblador/máquina para poder ser ejecutados en un sistema informático. Los tipos de traductores son: </text:p>
      <text:p text:style-name="P17"/>
      <text:list xml:id="list4293970049" text:style-name="L5">
        <text:list-item>
          <text:p text:style-name="P46">Ensambladores</text:p>
        </text:list-item>
        <text:list-item>
          <text:p text:style-name="P46">Intérpretes</text:p>
        </text:list-item>
        <text:list-item>
          <text:p text:style-name="P46">Compiladores</text:p>
        </text:list-item>
      </text:list>
      <text:p text:style-name="P17"/>
      <text:p text:style-name="P17">1.4.1 Ensambladores</text:p>
      <text:p text:style-name="P17"/>
      <text:list xml:id="list2679509463" text:style-name="L6">
        <text:list-item>
          <text:p text:style-name="P47">Traduce cada instrucción de lenguaje ensamblador a lenguaje máquina.</text:p>
        </text:list-item>
      </text:list>
      <text:p text:style-name="P17"/>
      <text:list xml:id="list121736368600330" text:continue-numbering="true" text:style-name="L6">
        <text:list-item>
          <text:p text:style-name="P47">Además, proporciona herramientas de ejecución y seguimiento.</text:p>
        </text:list-item>
      </text:list>
      <text:p text:style-name="P17"/>
      <text:p text:style-name="P17">1.4.2 Intérpretes</text:p>
      <text:p text:style-name="P17"/>
      <text:p text:style-name="P17">Traductor que funciona del siguiente modo;</text:p>
      <text:p text:style-name="P17"/>
      <text:list xml:id="list3181893571" text:style-name="L7">
        <text:list-item>
          <text:p text:style-name="P48">Traduce instrucción por instrucción de un lenguaje de alto nivel a lenguaje máquina.</text:p>
        </text:list-item>
        <text:list-item>
          <text:p text:style-name="P48">Ejecuta la instrucción traducida.</text:p>
        </text:list-item>
        <text:list-item>
          <text:p text:style-name="P48">Repite el proceso con la siguiente instrucción</text:p>
          <text:p text:style-name="P48"/>
        </text:list-item>
      </text:list>
      <text:p text:style-name="P37">Ventajas/Inconvenientes de los interpretes </text:p>
      <text:list xml:id="list3395664554" text:style-name="L8">
        <text:list-item>
          <text:p text:style-name="P59">Tapidos de programar ya que la curva de aprendizaje es muy suave.</text:p>
        </text:list-item>
        <text:list-item>
          <text:p text:style-name="P59">Los programas generados con un interprete no están libres de errores.</text:p>
        </text:list-item>
        <text:list-item>
          <text:p text:style-name="P59">Los errores se producen en tiempo de ejecución.</text:p>
        </text:list-item>
        <text:list-item>
          <text:p text:style-name="P59">Son sencillos de implementar.</text:p>
        </text:list-item>
        <text:list-item>
          <text:p text:style-name="P59">Los programas resultantes siempre tiene que traducirse antes de ejecutarse a la maquina de destino, ralentizando la ejecución del programa.</text:p>
        </text:list-item>
      </text:list>
      <text:p text:style-name="P18"/>
      <text:p text:style-name="P19">1.4.3 Compiladores</text:p>
      <text:p text:style-name="P19"/>
      <text:p text:style-name="P19">Un compilador traduce un programa completo de un lenguaje de alto nivel a lenguaje máquina y seguidamente lo ejecuta. Para realizar este proceso, sigue las siguientes fases:</text:p>
      <text:p text:style-name="P19"/>
      <text:p text:style-name="P19">Edición <text:span text:style-name="T13">→</text:span> Compilación → Lin<text:span text:style-name="T14">k</text:span>ado → Ejecución</text:p>
      <text:p text:style-name="P19"/>
      <text:list xml:id="list1209990187" text:style-name="L9">
        <text:list-item>
          <text:p text:style-name="P49">Edición: Escritura de código fuente del programa en el lenguaje de alto nivel.</text:p>
          <text:p text:style-name="P49">→ Programa fuente (Escrito en lenguaje de alto nivel)</text:p>
        </text:list-item>
      </text:list>
      <text:p text:style-name="P20"/>
      <text:list xml:id="list121737225951001" text:continue-numbering="true" text:style-name="L9">
        <text:list-item>
          <text:p text:style-name="P49">Compilación: La traducción del programa fuente a un programa objeto. SE comprueba que el programa fuente esté libre de errores. Sólo si está <text:span text:style-name="T15">completamente </text:span>libre de errores se generará el programa objeto.</text:p>
          <text:p text:style-name="P49">→ Programa objeto</text:p>
        </text:list-item>
      </text:list>
      <text:p text:style-name="P20"/>
      <text:list xml:id="list121736854884791" text:continue-numbering="true" text:style-name="L9">
        <text:list-item>
          <text:p text:style-name="P49"><text:soft-page-break/>Linkado: Unión de todos los programas objetos del programa en un único programa ejecutable.</text:p>
          <text:p text:style-name="P49">→ Programa ejecutable</text:p>
          <text:p text:style-name="P49"/>
        </text:list-item>
      </text:list>
      <text:p text:style-name="P20"/>
      <text:list xml:id="list121736344943225" text:continue-numbering="true" text:style-name="L9">
        <text:list-item>
          <text:p text:style-name="P50">Ejecución y depuración: la ejecución del programa ejecutable en entorno de pruebas y explotación.</text:p>
        </text:list-item>
      </text:list>
      <text:p text:style-name="P21"/>
      <text:p text:style-name="P21"/>
      <text:p text:style-name="P22">Ventajas/Inconvenientes de los compiladores:</text:p>
      <text:p text:style-name="P22"/>
      <text:list xml:id="list4144657192" text:style-name="L10">
        <text:list-item>
          <text:p text:style-name="P51">La curva de aprendizaje es mayor</text:p>
        </text:list-item>
        <text:list-item>
          <text:p text:style-name="P52">Los programas generados por un compilador están libre de errores.</text:p>
        </text:list-item>
        <text:list-item>
          <text:p text:style-name="P52">Los errores aparecen en la fase de ejecución sobre un programa ejecutable revisado y limpio de errores.</text:p>
        </text:list-item>
        <text:list-item>
          <text:p text:style-name="P53">Los programas ejecutables son 10 veces más rápidos que los interpretados (Por regla general), <text:span text:style-name="T16">ya que no necesitan una traducción instantánea.</text:span></text:p>
        </text:list-item>
        <text:list-item>
          <text:p text:style-name="P54">La capacidad de depurar el programa fuente hasta conseguir una edición libre de erroes es un proceso metódico que es muy dif<text:span text:style-name="T17">e</text:span>rente en compiladores e intérpretes.</text:p>
        </text:list-item>
      </text:list>
      <text:p text:style-name="P55"/>
      <text:p text:style-name="P55"/>
      <text:p text:style-name="P56">Lenguajes compilados: C, C++, Java, C#, Pascal, Visual Basic, 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2:06:39.211984028</meta:creation-date>
    <meta:generator>LibreOffice/5.4.0.3$Linux_X86_64 LibreOffice_project/40m0$Build-3</meta:generator>
    <dc:date>2017-10-31T12:17:35.339273620</dc:date>
    <meta:editing-duration>PT2H8M14S</meta:editing-duration>
    <meta:editing-cycles>25</meta:editing-cycles>
    <meta:document-statistic meta:table-count="0" meta:image-count="0" meta:object-count="0" meta:page-count="6" meta:paragraph-count="113" meta:word-count="1162" meta:character-count="7397" meta:non-whitespace-character-count="6344"/>
  </office:meta>
</office:document-meta>
</file>